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3.401cm" style:rel-column-width="13107*"/>
    </style:style>
    <style:style style:name="Tab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.B1" style:family="table-cell">
      <style:table-cell-properties fo:padding="0.097cm" fo:border-left="none" fo:border-right="none" fo:border-top="0.5pt solid #000000" fo:border-bottom="none" style:writing-mode="page"/>
    </style:style>
    <style:style style:name="Tab.E1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.A2" style:family="table-cell">
      <style:table-cell-properties fo:padding="0.097cm" fo:border-left="0.5pt solid #000000" fo:border-right="none" fo:border-top="none" fo:border-bottom="none" style:writing-mode="page"/>
    </style:style>
    <style:style style:name="Tab.B2" style:family="table-cell">
      <style:table-cell-properties fo:padding="0.097cm" fo:border="none" style:writing-mode="page"/>
    </style:style>
    <style:style style:name="Tab.E2" style:family="table-cell">
      <style:table-cell-properties fo:padding="0.097cm" fo:border-left="none" fo:border-right="0.5pt solid #000000" fo:border-top="none" fo:border-bottom="none" style:writing-mode="page"/>
    </style:style>
    <style:style style:name="Tab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.B3" style:family="table-cell">
      <style:table-cell-properties fo:padding="0.097cm" fo:border-left="none" fo:border-right="none" fo:border-top="none" fo:border-bottom="0.5pt solid #000000" style:writing-mode="page"/>
    </style:style>
    <style:style style:name="Tab.E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.A4" style:family="table-cell">
      <style:table-cell-properties fo:padding="0cm" fo:border="none" style:writing-mode="page"/>
    </style:style>
    <style:style style:name="Tab.E5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.A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.E8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44e32" officeooo:paragraph-rsid="00144e32"/>
    </style:style>
    <style:style style:name="P2" style:family="paragraph" style:parent-style-name="Table_20_Contents">
      <style:text-properties style:font-name="Liberation Sans" fo:font-size="20pt" officeooo:rsid="00144e32" officeooo:paragraph-rsid="00144e32" style:font-size-asian="20pt" style:font-size-complex="20pt"/>
    </style:style>
    <style:style style:name="P3" style:family="paragraph" style:parent-style-name="Table_20_Contents">
      <style:text-properties style:font-name="Liberation Sans" fo:font-size="20pt" style:font-size-asian="20pt" style:font-size-complex="20pt"/>
    </style:style>
    <style:style style:name="P4" style:family="paragraph" style:parent-style-name="Standard">
      <style:text-properties fo:font-size="16pt" officeooo:rsid="00144e32" officeooo:paragraph-rsid="00144e32" style:font-size-asian="16pt" style:font-size-complex="16pt"/>
    </style:style>
    <style:style style:name="P5" style:family="paragraph" style:parent-style-name="Standard" style:list-style-name="L1">
      <style:text-properties fo:font-size="16pt" officeooo:rsid="00144e32" officeooo:paragraph-rsid="00144e32" style:font-size-asian="16pt" style:font-size-complex="16pt"/>
    </style:style>
    <style:style style:name="T1" style:family="text">
      <style:text-properties officeooo:rsid="00144e32"/>
    </style:style>
    <style:style style:name="T2" style:family="text">
      <style:text-properties officeooo:rsid="001450e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rty Old Town <text:span text:style-name="T1">(G)</text:span></text:p>
      <text:p text:style-name="P1"/>
      <table:table table:name="Tab" table:style-name="Tab">
        <table:table-column table:style-name="Tab.A" table:number-columns-repeated="5"/>
        <table:table-row>
          <table:table-cell table:style-name="Tab.A1" office:value-type="string">
            <text:p text:style-name="P2">Intro en D</text:p>
          </table:table-cell>
          <table:table-cell table:style-name="Tab.B1" office:value-type="string">
            <text:p text:style-name="P2">D</text:p>
          </table:table-cell>
          <table:table-cell table:style-name="Tab.B1" office:value-type="string">
            <text:p text:style-name="P3">%</text:p>
          </table:table-cell>
          <table:table-cell table:style-name="Tab.B1" office:value-type="string">
            <text:p text:style-name="P2">D</text:p>
          </table:table-cell>
          <table:table-cell table:style-name="Tab.E1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B2" office:value-type="string">
            <text:p text:style-name="P2">G</text:p>
          </table:table-cell>
          <table:table-cell table:style-name="Tab.B2" office:value-type="string">
            <text:p text:style-name="P3">%</text:p>
          </table:table-cell>
          <table:table-cell table:style-name="Tab.B2" office:value-type="string">
            <text:p text:style-name="P2">D</text:p>
          </table:table-cell>
          <table:table-cell table:style-name="Tab.E2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B3" office:value-type="string">
            <text:p text:style-name="P2">E-</text:p>
          </table:table-cell>
          <table:table-cell table:style-name="Tab.B3" office:value-type="string">
            <text:p text:style-name="P3">%</text:p>
          </table:table-cell>
          <table:table-cell table:style-name="Tab.B3" office:value-type="string">
            <text:p text:style-name="P2">B-</text:p>
          </table:table-cell>
          <table:table-cell table:style-name="Tab.E3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1" office:value-type="string">
            <text:p text:style-name="P2">Couplet</text:p>
          </table:table-cell>
          <table:table-cell table:style-name="Tab.A1" office:value-type="string">
            <text:p text:style-name="P2">G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2">G</text:p>
          </table:table-cell>
          <table:table-cell table:style-name="Tab.E5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3"/>
          </table:table-cell>
          <table:table-cell table:style-name="Tab.A2" office:value-type="string">
            <text:p text:style-name="P2">C</text:p>
          </table:table-cell>
          <table:table-cell table:style-name="Tab.A2" office:value-type="string">
            <text:p text:style-name="P3">%</text:p>
          </table:table-cell>
          <table:table-cell table:style-name="Tab.A2" office:value-type="string">
            <text:p text:style-name="P2">G</text:p>
          </table:table-cell>
          <table:table-cell table:style-name="Tab.E6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2"/>
          </table:table-cell>
          <table:table-cell table:style-name="Tab.A3" office:value-type="string">
            <text:p text:style-name="P2">G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G</text:p>
          </table:table-cell>
          <table:table-cell table:style-name="Tab.E7" office:value-type="string">
            <text:p text:style-name="P2">%</text:p>
          </table:table-cell>
        </table:table-row>
        <table:table-row>
          <table:table-cell table:style-name="Tab.A8" office:value-type="string">
            <text:p text:style-name="P2">Refrain </text:p>
          </table:table-cell>
          <table:table-cell table:style-name="Tab.A8" office:value-type="string">
            <text:p text:style-name="P2">D</text:p>
          </table:table-cell>
          <table:table-cell table:style-name="Tab.A8" office:value-type="string">
            <text:p text:style-name="P3">%</text:p>
          </table:table-cell>
          <table:table-cell table:style-name="Tab.A8" office:value-type="string">
            <text:p text:style-name="P2">E-</text:p>
          </table:table-cell>
          <table:table-cell table:style-name="Tab.E8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8" office:value-type="string">
            <text:p text:style-name="P2">Pont en C</text:p>
          </table:table-cell>
          <table:table-cell table:style-name="Tab.A8" office:value-type="string">
            <text:p text:style-name="P2">C</text:p>
          </table:table-cell>
          <table:table-cell table:style-name="Tab.A8" office:value-type="string">
            <text:p text:style-name="P3">%</text:p>
          </table:table-cell>
          <table:table-cell table:style-name="Tab.A8" office:value-type="string">
            <text:p text:style-name="P2">C</text:p>
          </table:table-cell>
          <table:table-cell table:style-name="Tab.E8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F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C</text:p>
          </table:table-cell>
          <table:table-cell table:style-name="Tab.E7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C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C</text:p>
          </table:table-cell>
          <table:table-cell table:style-name="Tab.E7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G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A-</text:p>
          </table:table-cell>
          <table:table-cell table:style-name="Tab.E7" office:value-type="string">
            <text:p text:style-name="P3">%</text:p>
          </table:table-cell>
        </table:table-row>
        <table:table-row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  <table:table-cell table:style-name="Tab.A4" office:value-type="string">
            <text:p text:style-name="P3"/>
          </table:table-cell>
        </table:table-row>
        <table:table-row>
          <table:table-cell table:style-name="Tab.A1" office:value-type="string">
            <text:p text:style-name="P2">Fin <text:span text:style-name="T2">en A-</text:span></text:p>
          </table:table-cell>
          <table:table-cell table:style-name="Tab.A1" office:value-type="string">
            <text:p text:style-name="P2">A-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2">E-</text:p>
          </table:table-cell>
          <table:table-cell table:style-name="Tab.E5" office:value-type="string">
            <text:p text:style-name="P3">%</text:p>
          </table:table-cell>
        </table:table-row>
        <table:table-row>
          <table:table-cell table:style-name="Tab.A3" office:value-type="string">
            <text:p text:style-name="P3"/>
          </table:table-cell>
          <table:table-cell table:style-name="Tab.A3" office:value-type="string">
            <text:p text:style-name="P2">D</text:p>
          </table:table-cell>
          <table:table-cell table:style-name="Tab.A3" office:value-type="string">
            <text:p text:style-name="P3">%</text:p>
          </table:table-cell>
          <table:table-cell table:style-name="Tab.A3" office:value-type="string">
            <text:p text:style-name="P2">E-</text:p>
          </table:table-cell>
          <table:table-cell table:style-name="Tab.E7" office:value-type="string">
            <text:p text:style-name="P3">%</text:p>
          </table:table-cell>
        </table:table-row>
      </table:table>
      <text:p text:style-name="P1"/>
      <text:p text:style-name="P4"/>
      <text:p text:style-name="P4">Structure</text:p>
      <text:list text:style-name="L1">
        <text:list-item>
          <text:p text:style-name="P5">Intro (en D)</text:p>
        </text:list-item>
        <text:list-item>
          <text:p text:style-name="P5">Couplet 1, Refrain (dirty...)</text:p>
        </text:list-item>
        <text:list-item>
          <text:p text:style-name="P5">Couplet 2, Refrain </text:p>
        </text:list-item>
        <text:list-item>
          <text:p text:style-name="P5"><text:span text:style-name="T3">Pont</text:span> instrumental en C</text:p>
        </text:list-item>
        <text:list-item>
          <text:p text:style-name="P5">Couplet 3, Refrain</text:p>
        </text:list-item>
        <text:list-item>
          <text:p text:style-name="P5">Couplet 4, Refrain</text:p>
        </text:list-item>
        <text:list-item>
          <text:p text:style-name="P5">Couplet 5 (accompagnement guitare seule), <text:span text:style-name="T3">Fi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3:30:30.957832461</meta:creation-date>
    <dc:date>2025-09-15T13:42:32.870718756</dc:date>
    <meta:editing-duration>PT1M</meta:editing-duration>
    <meta:editing-cycles>1</meta:editing-cycles>
    <meta:document-statistic meta:table-count="1" meta:image-count="0" meta:object-count="0" meta:page-count="1" meta:paragraph-count="66" meta:word-count="101" meta:character-count="299" meta:non-whitespace-character-count="269"/>
    <meta:generator>LibreOffice/25.2.3.2$Linux_X86_64 LibreOffice_project/520$Build-2</meta:generator>
  </office:meta>
</office:document-meta>
</file>